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02cm" table:align="left"/>
    </style:style>
    <style:style style:name="Table1.A" style:family="table-column">
      <style:table-column-properties style:column-width="1.942cm"/>
    </style:style>
    <style:style style:name="Table1.B" style:family="table-column">
      <style:table-column-properties style:column-width="3.07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6.449cm" table:align="left"/>
    </style:style>
    <style:style style:name="Table2.A" style:family="table-column">
      <style:table-column-properties style:column-width="2.895cm"/>
    </style:style>
    <style:style style:name="Table2.B" style:family="table-column">
      <style:table-column-properties style:column-width="3.554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opertyAI – Intelligent Property Decision Engine</text:p>
      <text:p text:style-name="Standard"/>
      <text:h text:style-name="Heading_20_2" text:outline-level="2">Executive Summary</text:h>
      <text:p text:style-name="Text_20_body"><text:span text:style-name="Strong_20_Emphasis">PropertyAI</text:span> is an India-first, AI-assisted real estate decision engine designed to help buyers, families, and investors make <text:span text:style-name="Strong_20_Emphasis">rational, risk-aware property decisions</text:span> in a market dominated by misinformation, emotional buying, and opaque pricing.</text:p>
      <text:p text:style-name="Text_20_body">Unlike listing platforms that optimize for <text:span text:style-name="Emphasis">leads</text:span>, PropertyAI optimizes for <text:span text:style-name="Strong_20_Emphasis">buyer safety, capital protection, and long-term livability</text:span>.</text:p>
      <text:p text:style-name="Text_20_body">The system combines <text:span text:style-name="Strong_20_Emphasis">deterministic data signals</text:span> (pricing, hospitals, schools, flood risk, air quality) with <text:span text:style-name="Strong_20_Emphasis">LLM-based reasoning</text:span>, while enforcing strict <text:span text:style-name="Strong_20_Emphasis">numeric guardrails</text:span> so the AI never produces unrealistic or fear-driven conclusions.</text:p>
      <text:p text:style-name="Standard"/>
      <text:h text:style-name="Heading_20_2" text:outline-level="2">Core Problem We Solve</text:h>
      <text:h text:style-name="Heading_20_3" text:outline-level="3">The Indian Real Estate Problem</text:h>
      <text:list text:style-name="L1">
        <text:list-item>
          <text:p text:style-name="P1"><text:span text:style-name="Strong_20_Emphasis">No transparent pricing</text:span></text:p>
          <text:list>
            <text:list-item>
              <text:p text:style-name="P1">Registry data is fragmented</text:p>
            </text:list-item>
            <text:list-item>
              <text:p text:style-name="P1">Comparable transactions are rarely available</text:p>
            </text:list-item>
            <text:list-item>
              <text:p text:style-name="P1">Circle rates are unreliable</text:p>
            </text:list-item>
          </text:list>
        </text:list-item>
        <text:list-item>
          <text:p text:style-name="P1"><text:span text:style-name="Strong_20_Emphasis">Critical infrastructure is ignored</text:span></text:p>
          <text:list>
            <text:list-item>
              <text:p text:style-name="P1">Hospital access is not evaluated</text:p>
            </text:list-item>
            <text:list-item>
              <text:p text:style-name="P1">Flood risk is discovered only after purchase</text:p>
            </text:list-item>
            <text:list-item>
              <text:p text:style-name="P1">Commute assumptions are misleading</text:p>
            </text:list-item>
          </text:list>
        </text:list-item>
        <text:list-item>
          <text:p text:style-name="P1"><text:span text:style-name="Strong_20_Emphasis">Advice is biased</text:span></text:p>
          <text:list>
            <text:list-item>
              <text:p text:style-name="P1">Brokers push deals</text:p>
            </text:list-item>
            <text:list-item>
              <text:p text:style-name="P1">Portals push inventory</text:p>
            </text:list-item>
            <text:list-item>
              <text:p text:style-name="P1">“Reviews” are promotional</text:p>
            </text:list-item>
          </text:list>
        </text:list-item>
        <text:list-item>
          <text:p text:style-name="P1"><text:span text:style-name="Strong_20_Emphasis">Tier-2 / Tier-3 India is misunderstood</text:span></text:p>
          <text:list>
            <text:list-item>
              <text:p text:style-name="P1">Western risk models incorrectly mark most India as “unlivable”</text:p>
            </text:list-item>
            <text:list-item>
              <text:p text:style-name="P1">Buyers are either falsely reassured or excessively scared</text:p>
            </text:list-item>
          </text:list>
        </text:list-item>
      </text:list>
      <text:p text:style-name="Standard"/>
      <text:p text:style-name="Standard"/>
      <text:h text:style-name="Heading_20_2" text:outline-level="2">What PropertyAI Does Differently</text:h>
      <text:p text:style-name="Text_20_body">PropertyAI answers <text:span text:style-name="Strong_20_Emphasis">one core question</text:span>:</text:p>
      <text:p text:style-name="Quotations"><text:soft-page-break/>“Given my price, location, and intent — is this property <text:span text:style-name="Emphasis">actually</text:span> a good decision for <text:span text:style-name="Emphasis">me</text:span>?”</text:p>
      <text:p text:style-name="Text_20_body">It does this using a <text:span text:style-name="Strong_20_Emphasis">hybrid decision architecture</text:span>:</text:p>
      <text:list text:style-name="L2">
        <text:list-item>
          <text:p text:style-name="P2">Deterministic signals (facts)</text:p>
        </text:list-item>
        <text:list-item>
          <text:p text:style-name="P2">AI reasoning (context)</text:p>
        </text:list-item>
        <text:list-item>
          <text:p text:style-name="P2">Guardrails (discipline)</text:p>
        </text:list-item>
      </text:list>
      <text:p text:style-name="Standard"/>
      <text:p text:style-name="Standard"/>
      <text:p text:style-name="Standard">User Input</text:p>
      <text:p text:style-name="Standard"><text:s text:c="2"/>↓</text:p>
      <text:p text:style-name="Standard">Location Resolution (Geocode / Cache)</text:p>
      <text:p text:style-name="Standard"><text:s text:c="2"/>↓</text:p>
      <text:p text:style-name="Standard">Region Classification (Tier 1 / Tier 2-3)</text:p>
      <text:p text:style-name="Standard"><text:s text:c="2"/>↓</text:p>
      <text:p text:style-name="Standard">Signal Generation (Parallel)</text:p>
      <text:p text:style-name="Standard"><text:s text:c="2"/>├─ Pricing Intelligence</text:p>
      <text:p text:style-name="Standard"><text:s text:c="2"/>├─ Hospital Accessibility</text:p>
      <text:p text:style-name="Standard"><text:s text:c="2"/>├─ Air Quality (WAQI)</text:p>
      <text:p text:style-name="Standard"><text:s text:c="2"/>├─ Flood Risk</text:p>
      <text:p text:style-name="Standard"><text:s text:c="2"/>├─ School Ecosystem</text:p>
      <text:p text:style-name="Standard"><text:s text:c="2"/>├─ Commute Stress (approx)</text:p>
      <text:p text:style-name="Standard"><text:s text:c="2"/>↓</text:p>
      <text:p text:style-name="Standard">Numeric Risk Scoring (India-aware)</text:p>
      <text:p text:style-name="Standard"><text:s text:c="2"/>↓</text:p>
      <text:p text:style-name="Standard">LLM Reasoning (Gemini / OpenAI)</text:p>
      <text:p text:style-name="Standard"><text:s text:c="2"/>↓</text:p>
      <text:p text:style-name="Standard">Decision Guardrails</text:p>
      <text:p text:style-name="Standard"><text:s text:c="2"/>↓</text:p>
      <text:p text:style-name="Standard">Actionable Report</text:p>
      <text:p text:style-name="Standard"/>
      <text:p text:style-name="Standard"/>
      <text:h text:style-name="Heading_20_2" text:outline-level="2">Key Modules Explained</text:h>
      <text:h text:style-name="Heading_20_3" text:outline-level="3">1️⃣ Location Resolution Engine</text:h>
      <text:p text:style-name="Text_20_body"><text:span text:style-name="Strong_20_Emphasis">Purpose:</text:span><text:line-break/>Convert any user input (address or coordinates) into a stable geographic anchor.</text:p>
      <text:p text:style-name="Text_20_body"><text:span text:style-name="Strong_20_Emphasis">Features</text:span></text:p>
      <text:list text:style-name="L3">
        <text:list-item>
          <text:p text:style-name="P3">Google Geocoding (with fallback)</text:p>
        </text:list-item>
        <text:list-item>
          <text:p text:style-name="P3">MongoDB caching</text:p>
        </text:list-item>
        <text:list-item>
          <text:p text:style-name="P3">Hard stop if unresolved (prevents hallucinations)</text:p>
        </text:list-item>
      </text:list>
      <text:p text:style-name="Text_20_body"><text:span text:style-name="Strong_20_Emphasis">Why it matters</text:span></text:p>
      <text:list text:style-name="L4">
        <text:list-item>
          <text:p text:style-name="P4">Prevents “Delhi/Bangalore bleed”</text:p>
        </text:list-item>
        <text:list-item>
          <text:p text:style-name="P4"><text:soft-page-break/>Ensures all signals refer to the same place</text:p>
        </text:list-item>
      </text:list>
      <text:p text:style-name="Horizontal_20_Line"/>
      <text:h text:style-name="Heading_20_3" text:outline-level="3">2️⃣ Region Tier Inference (India-First)</text:h>
      <text:p text:style-name="Text_20_body"><text:span text:style-name="Strong_20_Emphasis">Module:</text:span> <text:span text:style-name="Source_20_Text">domain.region</text:span></text:p>
      <text:p text:style-name="Text_20_body">Automatically classifies a location as:</text:p>
      <text:list text:style-name="L5">
        <text:list-item>
          <text:p text:style-name="P5"><text:span text:style-name="Source_20_Text">tier_1</text:span> (Metro / core)</text:p>
        </text:list-item>
        <text:list-item>
          <text:p text:style-name="P5"><text:span text:style-name="Source_20_Text">tier_2_3</text:span> (Non-metro India)</text:p>
        </text:list-item>
      </text:list>
      <text:p text:style-name="Text_20_body">This impacts:</text:p>
      <text:list text:style-name="L6">
        <text:list-item>
          <text:p text:style-name="P6">Weighting logic</text:p>
        </text:list-item>
        <text:list-item>
          <text:p text:style-name="P6">Hospital expectations</text:p>
        </text:list-item>
        <text:list-item>
          <text:p text:style-name="P6">Pricing tolerance</text:p>
        </text:list-item>
        <text:list-item>
          <text:p text:style-name="P6">Recommendation tone</text:p>
        </text:list-item>
      </text:list>
      <text:p text:style-name="Text_20_body"><text:span text:style-name="Strong_20_Emphasis">Impact</text:span></text:p>
      <text:p text:style-name="Quotations">Prevents unfair penalization of Tier-2/3 India</text:p>
      <text:p text:style-name="Horizontal_20_Line"/>
      <text:h text:style-name="Heading_20_3" text:outline-level="3">3️⃣ Pricing Intelligence Engine</text:h>
      <text:p text:style-name="Text_20_body"><text:span text:style-name="Strong_20_Emphasis">Module:</text:span> <text:span text:style-name="Source_20_Text">domain.pricing</text:span></text:p>
      <text:p text:style-name="Text_20_body">Handles <text:span text:style-name="Strong_20_Emphasis">both</text:span>:</text:p>
      <text:list text:style-name="L7">
        <text:list-item>
          <text:p text:style-name="P7">Built-up properties (flats / houses)</text:p>
        </text:list-item>
        <text:list-item>
          <text:p text:style-name="P7">Land / plots (₹ per dismil)</text:p>
        </text:list-item>
      </text:list>
      <text:h text:style-name="Heading_20_4" text:outline-level="4">Built-up Property Logic</text:h>
      <text:list text:style-name="L8">
        <text:list-item>
          <text:p text:style-name="P8">Pulls nearby transactions (if available)</text:p>
        </text:list-item>
        <text:list-item>
          <text:p text:style-name="P8">Computes % deviation</text:p>
        </text:list-item>
        <text:list-item>
          <text:p text:style-name="P8">Applies India-tolerant curve (10–20% variance is normal)</text:p>
        </text:list-item>
        <text:list-item>
          <text:p text:style-name="P8">Neutral score if data is missing (no fake certainty)</text:p>
        </text:list-item>
      </text:list>
      <text:h text:style-name="Heading_20_4" text:outline-level="4">Land Logic</text:h>
      <text:list text:style-name="L9">
        <text:list-item>
          <text:p text:style-name="P9">Converts sqft → dismil</text:p>
        </text:list-item>
        <text:list-item>
          <text:p text:style-name="P9">Uses region-based heuristic bands</text:p>
        </text:list-item>
        <text:list-item>
          <text:p text:style-name="P9">Flags over/under valuation clearly</text:p>
        </text:list-item>
      </text:list>
      <text:p text:style-name="Text_20_body"><text:span text:style-name="Strong_20_Emphasis">Why this is powerful</text:span></text:p>
      <text:list text:style-name="L10">
        <text:list-item>
          <text:p text:style-name="P10">Does not hallucinate prices</text:p>
        </text:list-item>
        <text:list-item>
          <text:p text:style-name="P10"><text:soft-page-break/>Acknowledges data scarcity honestly</text:p>
        </text:list-item>
        <text:list-item>
          <text:p text:style-name="P10">Still produces usable guidance</text:p>
        </text:list-item>
      </text:list>
      <text:p text:style-name="Horizontal_20_Line"/>
      <text:h text:style-name="Heading_20_3" text:outline-level="3">4️⃣ Hospital Accessibility Signal</text:h>
      <text:p text:style-name="Text_20_body"><text:span text:style-name="Strong_20_Emphasis">Module:</text:span> <text:span text:style-name="Source_20_Text">data.maps</text:span></text:p>
      <text:list text:style-name="L11">
        <text:list-item>
          <text:p text:style-name="P11">Distance + peak traffic time</text:p>
        </text:list-item>
        <text:list-item>
          <text:p text:style-name="P11">Tier-aware interpretation</text:p>
        </text:list-item>
        <text:list-item>
          <text:p text:style-name="P11">Penalized only when genuinely dangerous</text:p>
        </text:list-item>
      </text:list>
      <text:p text:style-name="Text_20_body"><text:span text:style-name="Strong_20_Emphasis">Key Design Choice</text:span></text:p>
      <text:p text:style-name="Quotations">Hospital risk affects <text:span text:style-name="Emphasis">decision</text:span>, not <text:span text:style-name="Emphasis">panic</text:span></text:p>
      <text:p text:style-name="Horizontal_20_Line"/>
      <text:h text:style-name="Heading_20_3" text:outline-level="3">5️⃣ Air Quality (WAQI – Realistic)</text:h>
      <text:p text:style-name="Text_20_body"><text:span text:style-name="Strong_20_Emphasis">Module:</text:span> <text:span text:style-name="Source_20_Text">data.aqi</text:span></text:p>
      <text:list text:style-name="L12">
        <text:list-item>
          <text:p text:style-name="P12">Uses <text:span text:style-name="Strong_20_Emphasis">WAQI</text:span>, not Google AQI</text:p>
        </text:list-item>
        <text:list-item>
          <text:p text:style-name="P12">Realistic Indian pollution levels</text:p>
        </text:list-item>
        <text:list-item>
          <text:p text:style-name="P12">PM2.5 dominance tracked</text:p>
        </text:list-item>
        <text:list-item>
          <text:p text:style-name="P12">Health-aware but not alarmist</text:p>
        </text:list-item>
      </text:list>
      <text:p text:style-name="Text_20_body"><text:span text:style-name="Strong_20_Emphasis">Why this matters</text:span></text:p>
      <text:list text:style-name="L13">
        <text:list-item>
          <text:p text:style-name="P13">AQI 150 is normal in India</text:p>
        </text:list-item>
        <text:list-item>
          <text:p text:style-name="P13">Western AQI scales are misleading</text:p>
        </text:list-item>
      </text:list>
      <text:p text:style-name="Horizontal_20_Line"/>
      <text:h text:style-name="Heading_20_3" text:outline-level="3">6️⃣ Flood Risk &amp; Elevation</text:h>
      <text:p text:style-name="Text_20_body"><text:span text:style-name="Strong_20_Emphasis">Module:</text:span> <text:span text:style-name="Source_20_Text">data.maps</text:span></text:p>
      <text:list text:style-name="L14">
        <text:list-item>
          <text:p text:style-name="P14">Elevation-based risk</text:p>
        </text:list-item>
        <text:list-item>
          <text:p text:style-name="P14">Nearby water bodies</text:p>
        </text:list-item>
        <text:list-item>
          <text:p text:style-name="P14">Conservative scoring</text:p>
        </text:list-item>
      </text:list>
      <text:p text:style-name="Text_20_body">This catches:</text:p>
      <text:list text:style-name="L15">
        <text:list-item>
          <text:p text:style-name="P15">Drainage-prone plots</text:p>
        </text:list-item>
        <text:list-item>
          <text:p text:style-name="P15">Low-lying resale traps</text:p>
        </text:list-item>
      </text:list>
      <text:p text:style-name="Horizontal_20_Line"/>
      <text:h text:style-name="Heading_20_3" text:outline-level="3"><text:soft-page-break/>7️⃣ School Ecosystem Analysis</text:h>
      <text:p text:style-name="Text_20_body"><text:span text:style-name="Strong_20_Emphasis">Module:</text:span> <text:span text:style-name="Source_20_Text">data.maps</text:span></text:p>
      <text:list text:style-name="L16">
        <text:list-item>
          <text:p text:style-name="P16">Counts schools within radius</text:p>
        </text:list-item>
        <text:list-item>
          <text:p text:style-name="P16">Extracts notable institutions</text:p>
        </text:list-item>
        <text:list-item>
          <text:p text:style-name="P16">Strongly weighted for family use</text:p>
        </text:list-item>
      </text:list>
      <text:p text:style-name="Text_20_body"><text:span text:style-name="Strong_20_Emphasis">Unique Feature</text:span></text:p>
      <text:p text:style-name="Quotations">Lists <text:span text:style-name="Emphasis">actual school names</text:span>, not just counts</text:p>
      <text:p text:style-name="Horizontal_20_Line"/>
      <text:h text:style-name="Heading_20_3" text:outline-level="3">8️⃣ Commute Stress (Explicitly Approximate)</text:h>
      <text:p text:style-name="Text_20_body"><text:span text:style-name="Strong_20_Emphasis">Module:</text:span> <text:span text:style-name="Source_20_Text">data.maps</text:span></text:p>
      <text:list text:style-name="L17">
        <text:list-item>
          <text:p text:style-name="P17">Uses a local reference hub</text:p>
        </text:list-item>
        <text:list-item>
          <text:p text:style-name="P17">Clearly labeled as assumption</text:p>
        </text:list-item>
        <text:list-item>
          <text:p text:style-name="P17">Never over-penalized</text:p>
        </text:list-item>
      </text:list>
      <text:p text:style-name="Standard"/>
      <text:h text:style-name="Heading_20_2" text:outline-level="2">Numeric Risk Scoring Engine</text:h>
      <text:p text:style-name="Text_20_body"><text:span text:style-name="Strong_20_Emphasis">Module:</text:span> <text:span text:style-name="Source_20_Text">domain.scoring</text:span></text:p>
      <text:p text:style-name="Text_20_body">India-aware weighted scoring: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Factor</text:p>
            </table:table-cell>
            <table:table-cell table:style-name="Table1.A1" office:value-type="string">
              <text:p text:style-name="Table_20_Heading">Tier 2/3 Weight</text:p>
            </table:table-cell>
          </table:table-row>
        </table:table-header-rows>
        <table:table-row>
          <table:table-cell table:style-name="Table1.A1" office:value-type="string">
            <text:p text:style-name="Table_20_Contents">Pricing</text:p>
          </table:table-cell>
          <table:table-cell table:style-name="Table1.A1" office:value-type="string">
            <text:p text:style-name="Table_20_Contents">High</text:p>
          </table:table-cell>
        </table:table-row>
        <table:table-row>
          <table:table-cell table:style-name="Table1.A1" office:value-type="string">
            <text:p text:style-name="Table_20_Contents">Flood risk</text:p>
          </table:table-cell>
          <table:table-cell table:style-name="Table1.A1" office:value-type="string">
            <text:p text:style-name="Table_20_Contents">High</text:p>
          </table:table-cell>
        </table:table-row>
        <table:table-row>
          <table:table-cell table:style-name="Table1.A1" office:value-type="string">
            <text:p text:style-name="Table_20_Contents">Schools</text:p>
          </table:table-cell>
          <table:table-cell table:style-name="Table1.A1" office:value-type="string">
            <text:p text:style-name="Table_20_Contents">Medium</text:p>
          </table:table-cell>
        </table:table-row>
        <table:table-row>
          <table:table-cell table:style-name="Table1.A1" office:value-type="string">
            <text:p text:style-name="Table_20_Contents">Hospitals</text:p>
          </table:table-cell>
          <table:table-cell table:style-name="Table1.A1" office:value-type="string">
            <text:p text:style-name="Table_20_Contents">Medium</text:p>
          </table:table-cell>
        </table:table-row>
        <table:table-row>
          <table:table-cell table:style-name="Table1.A1" office:value-type="string">
            <text:p text:style-name="Table_20_Contents">Commute</text:p>
          </table:table-cell>
          <table:table-cell table:style-name="Table1.A1" office:value-type="string">
            <text:p text:style-name="Table_20_Contents">Low</text:p>
          </table:table-cell>
        </table:table-row>
        <table:table-row>
          <table:table-cell table:style-name="Table1.A1" office:value-type="string">
            <text:p text:style-name="Table_20_Contents">AQI</text:p>
          </table:table-cell>
          <table:table-cell table:style-name="Table1.A1" office:value-type="string">
            <text:p text:style-name="Table_20_Contents">Medium</text:p>
          </table:table-cell>
        </table:table-row>
      </table:table>
      <text:p text:style-name="Standard"/>
      <text:h text:style-name="Heading_20_3" text:outline-level="3">Important Design Choice</text:h>
      <text:p text:style-name="Quotations">Numeric score is <text:span text:style-name="Strong_20_Emphasis">conservative</text:span>, not optimistic</text:p>
      <text:h text:style-name="Heading_20_2" text:outline-level="2">LLM Reasoning Layer</text:h>
      <text:p text:style-name="Text_20_body"><text:span text:style-name="Strong_20_Emphasis">Module:</text:span> <text:span text:style-name="Source_20_Text">llm_reasoner</text:span></text:p>
      <text:p text:style-name="Text_20_body">LLM is used <text:span text:style-name="Strong_20_Emphasis">only</text:span> for:</text:p>
      <text:list text:style-name="L18">
        <text:list-item>
          <text:p text:style-name="P18">Synthesizing risks</text:p>
        </text:list-item>
        <text:list-item>
          <text:p text:style-name="P18"><text:soft-page-break/>Writing recommendations</text:p>
        </text:list-item>
        <text:list-item>
          <text:p text:style-name="P18">Explaining trade-offs</text:p>
        </text:list-item>
      </text:list>
      <text:p text:style-name="Text_20_body">It is <text:span text:style-name="Strong_20_Emphasis">not allowed</text:span> to:</text:p>
      <text:list text:style-name="L19">
        <text:list-item>
          <text:p text:style-name="P19">Override numeric score</text:p>
        </text:list-item>
        <text:list-item>
          <text:p text:style-name="P19">Invent data</text:p>
        </text:list-item>
        <text:list-item>
          <text:p text:style-name="P19">Force decisions</text:p>
        </text:list-item>
      </text:list>
      <text:p text:style-name="Horizontal_20_Line"/>
      <text:h text:style-name="Heading_20_2" text:outline-level="2">Decision Guardrails (Most Important)</text:h>
      <text:h text:style-name="Heading_20_3" text:outline-level="3">Final Decision Mapping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Numeric Score</text:p>
            </table:table-cell>
            <table:table-cell table:style-name="Table2.A1" office:value-type="string">
              <text:p text:style-name="Table_20_Heading">Allowed Decision</text:p>
            </table:table-cell>
          </table:table-row>
        </table:table-header-rows>
        <table:table-row>
          <table:table-cell table:style-name="Table2.A1" office:value-type="string">
            <text:p text:style-name="Table_20_Contents">≥ 0.65</text:p>
          </table:table-cell>
          <table:table-cell table:style-name="Table2.A1" office:value-type="string">
            <text:p text:style-name="Table_20_Contents">PROCEED</text:p>
          </table:table-cell>
        </table:table-row>
        <table:table-row>
          <table:table-cell table:style-name="Table2.A1" office:value-type="string">
            <text:p text:style-name="Table_20_Contents">0.45 – 0.64</text:p>
          </table:table-cell>
          <table:table-cell table:style-name="Table2.A1" office:value-type="string">
            <text:p text:style-name="Table_20_Contents"><text:span text:style-name="Strong_20_Emphasis">CAUTION ONLY</text:span></text:p>
          </table:table-cell>
        </table:table-row>
        <table:table-row>
          <table:table-cell table:style-name="Table2.A1" office:value-type="string">
            <text:p text:style-name="Table_20_Contents">&lt; 0.45</text:p>
          </table:table-cell>
          <table:table-cell table:style-name="Table2.A1" office:value-type="string">
            <text:p text:style-name="Table_20_Contents">AVOID</text:p>
          </table:table-cell>
        </table:table-row>
      </table:table>
      <text:p text:style-name="Text_20_body">This prevents:</text:p>
      <text:list text:style-name="L20">
        <text:list-item>
          <text:p text:style-name="P20">Fear-driven AI</text:p>
        </text:list-item>
        <text:list-item>
          <text:p text:style-name="P20">Unrealistic rejections</text:p>
        </text:list-item>
        <text:list-item>
          <text:p text:style-name="P20">Western bias</text:p>
        </text:list-item>
      </text:list>
      <text:p text:style-name="Horizontal_20_Line"/>
      <text:h text:style-name="Heading_20_2" text:outline-level="2">Final Output (What Users Get)</text:h>
      <text:h text:style-name="Heading_20_3" text:outline-level="3">Structured, Actionable Report</text:h>
      <text:list text:style-name="L21">
        <text:list-item>
          <text:p text:style-name="P21"><text:span text:style-name="Strong_20_Emphasis">Decision</text:span> (PROCEED / CAUTION / AVOID)</text:p>
        </text:list-item>
        <text:list-item>
          <text:p text:style-name="P21"><text:span text:style-name="Strong_20_Emphasis">Confidence score</text:span></text:p>
        </text:list-item>
        <text:list-item>
          <text:p text:style-name="P21"><text:span text:style-name="Strong_20_Emphasis">Primary risks</text:span></text:p>
        </text:list-item>
        <text:list-item>
          <text:p text:style-name="P21"><text:span text:style-name="Strong_20_Emphasis">Positive factors</text:span></text:p>
        </text:list-item>
        <text:list-item>
          <text:p text:style-name="P21"><text:span text:style-name="Strong_20_Emphasis">Buy conditions</text:span> (what must change)</text:p>
        </text:list-item>
        <text:list-item>
          <text:p text:style-name="P21"><text:span text:style-name="Strong_20_Emphasis">Buyer profile</text:span> (who should / shouldn’t buy)</text:p>
        </text:list-item>
        <text:list-item>
          <text:p text:style-name="P21"><text:span text:style-name="Strong_20_Emphasis">Region context</text:span></text:p>
        </text:list-item>
        <text:list-item>
          <text:p text:style-name="P21"><text:span text:style-name="Strong_20_Emphasis">End-use reasoning</text:span></text:p>
        </text:list-item>
        <text:list-item>
          <text:p text:style-name="P21"><text:span text:style-name="Strong_20_Emphasis">Full signal transparency</text:span></text:p>
        </text:list-item>
      </text:list>
      <text:p text:style-name="Text_20_body">This is <text:span text:style-name="Strong_20_Emphasis">not a listing</text:span> — it’s a <text:span text:style-name="Strong_20_Emphasis">decision memo</text:span>.</text:p>
      <text:p text:style-name="Horizontal_20_Line"/>
      <text:h text:style-name="Heading_20_2" text:outline-level="2"><text:soft-page-break/>Real-World Use Cases</text:h>
      <text:h text:style-name="Heading_20_3" text:outline-level="3">🏠 Family Buyers</text:h>
      <text:list text:style-name="L22">
        <text:list-item>
          <text:p text:style-name="P22">Avoid flood-prone plots</text:p>
        </text:list-item>
        <text:list-item>
          <text:p text:style-name="P22">Ensure school + hospital balance</text:p>
        </text:list-item>
        <text:list-item>
          <text:p text:style-name="P22">Prevent emotional overspending</text:p>
        </text:list-item>
      </text:list>
      <text:h text:style-name="Heading_20_3" text:outline-level="3">📈 Investors</text:h>
      <text:list text:style-name="L23">
        <text:list-item>
          <text:p text:style-name="P23">Detect liquidity traps</text:p>
        </text:list-item>
        <text:list-item>
          <text:p text:style-name="P23">Avoid premium mispricing in Tier-2/3</text:p>
        </text:list-item>
        <text:list-item>
          <text:p text:style-name="P23">Validate land rates objectively</text:p>
        </text:list-item>
      </text:list>
      <text:h text:style-name="Heading_20_3" text:outline-level="3">🧓 Elderly Buyers</text:h>
      <text:list text:style-name="L24">
        <text:list-item>
          <text:p text:style-name="P24">Filter unsafe medical access zones</text:p>
        </text:list-item>
      </text:list>
      <text:h text:style-name="Heading_20_3" text:outline-level="3">🏗️ Developers</text:h>
      <text:list text:style-name="L25">
        <text:list-item>
          <text:p text:style-name="P25">Identify infra gaps</text:p>
        </text:list-item>
        <text:list-item>
          <text:p text:style-name="P25">Price realistically</text:p>
        </text:list-item>
        <text:list-item>
          <text:p text:style-name="P25">Improve project positioning</text:p>
        </text:list-item>
      </text:list>
      <text:h text:style-name="Heading_20_3" text:outline-level="3">🏦 Banks / NBFCs (Future)</text:h>
      <text:list text:style-name="L26">
        <text:list-item>
          <text:p text:style-name="P26">Risk-aware underwriting</text:p>
        </text:list-item>
        <text:list-item>
          <text:p text:style-name="P26">Safer loan approvals</text:p>
        </text:list-item>
      </text:list>
      <text:p text:style-name="Horizontal_20_Line"/>
      <text:h text:style-name="Heading_20_2" text:outline-level="2">Impact &amp; Differentiation</text:h>
      <text:h text:style-name="Heading_20_3" text:outline-level="3">What Makes PropertyAI Unique</text:h>
      <text:list text:style-name="L27">
        <text:list-item>
          <text:p text:style-name="P27">🇮🇳 India-first logic</text:p>
        </text:list-item>
        <text:list-item>
          <text:p text:style-name="P27">🧠 AI with discipline</text:p>
        </text:list-item>
        <text:list-item>
          <text:p text:style-name="P27">📊 Honest uncertainty handling</text:p>
        </text:list-item>
        <text:list-item>
          <text:p text:style-name="P27">🏘️ Family-centric design</text:p>
        </text:list-item>
        <text:list-item>
          <text:p text:style-name="P27">🛡️ Buyer-safety over sales</text:p>
        </text:list-item>
      </text:list>
      <text:p text:style-name="Text_20_body"><text:span text:style-name="Strong_20_Emphasis">This is not Zillow.<text:line-break/>This is not MagicBricks.<text:line-break/>This is closer to a “personal real estate risk analyst.”</text:span></text:p>
      <text:p text:style-name="Standard"/>
      <text:h text:style-name="Heading_20_2" text:outline-level="2"><text:soft-page-break/>Current Status</text:h>
      <text:list text:style-name="L28">
        <text:list-item>
          <text:p text:style-name="P28">Core engine: ✅ Complete</text:p>
        </text:list-item>
        <text:list-item>
          <text:p text:style-name="P28">Signals: ✅ Stable</text:p>
        </text:list-item>
        <text:list-item>
          <text:p text:style-name="P28">Guardrails: ✅ Implemented</text:p>
        </text:list-item>
        <text:list-item>
          <text:p text:style-name="P28">Outputs: ✅ Production-quality</text:p>
        </text:list-item>
        <text:list-item>
          <text:p text:style-name="P28">Expansion ready: 🚀</text:p>
        </text:list-item>
      </text:list>
      <text:p text:style-name="Standard"/>
      <text:h text:style-name="Heading_20_2" text:outline-level="2"/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6T21:49:57.785673300</meta:creation-date>
    <dc:date>2026-01-26T22:03:27.124201100</dc:date>
    <meta:editing-duration>PT13M28S</meta:editing-duration>
    <meta:editing-cycles>3</meta:editing-cycles>
    <meta:generator>LibreOffice/25.8.4.2$Windows_X86_64 LibreOffice_project/290daaa01b999472f0c7a3890eb6a550fd74c6df</meta:generator>
    <meta:document-statistic meta:table-count="2" meta:image-count="0" meta:object-count="0" meta:page-count="8" meta:paragraph-count="213" meta:word-count="914" meta:character-count="5792" meta:non-whitespace-character-count="5162"/>
  </office:meta>
</office:document-meta>
</file>